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" svg:font-family="'DejaVu Sans'"/>
    <style:font-face style:name="Monaco" svg:font-family="Monaco"/>
    <style:font-face style:name="Slack-Lato" svg:font-family="Slack-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8.819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7.692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1.012cm"/>
    </style:style>
    <style:style style:name="co12" style:family="table-column">
      <style:table-column-properties fo:break-before="auto" style:column-width="4.7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1.623cm" fo:break-before="auto" style:use-optimal-row-height="false"/>
    </style:style>
    <style:style style:name="ta1" style:family="table" style:master-page-name="PageStyle_5f_Incrição_20_Trybe_20_-_20_Etapas">
      <style:table-properties table:display="false" style:writing-mode="lr-tb"/>
    </style:style>
    <style:style style:name="ta2" style:family="table" style:master-page-name="PageStyle_5f_Trybe_20_Talks">
      <style:table-properties table:display="true" style:writing-mode="lr-tb" tableooo:tab-color="#ffc000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8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9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44546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7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 style:data-style-name="N14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9" style:family="table-cell" style:parent-style-name="Default">
      <style:table-cell-properties fo:border-bottom="1.76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0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ackground-color="#4472c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rição Trybe - Etapas" table:style-name="ta1">
        <office:forms form:automatic-focus="false" form:apply-design-mode="false"/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column table:style-name="co4" table:default-cell-style-name="ce161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Etapa</text:p>
          </table:table-cell>
          <table:table-cell table:style-name="ce1" office:value-type="string" calcext:value-type="string">
            <text:p>Data Limite</text:p>
          </table:table-cell>
          <table:table-cell table:style-name="ce1" office:value-type="string" calcext:value-type="string">
            <text:p>Feito?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 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crições</text:p>
          </table:table-cell>
          <table:table-cell table:style-name="ce158" office:value-type="date" office:date-value="2020-05-03" calcext:value-type="date">
            <text:p>3/mai</text:p>
          </table:table-cell>
          <table:table-cell office:value-type="string" calcext:value-type="string">
            <text:p>sim</text:p>
          </table:table-cell>
          <table:table-cell table:style-name="ce13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Desafio Prático</text:p>
          </table:table-cell>
          <table:table-cell table:style-name="ce158" office:value-type="date" office:date-value="2020-05-10" calcext:value-type="date">
            <text:p>10/mai</text:p>
          </table:table-cell>
          <table:table-cell office:value-type="string" calcext:value-type="string">
            <text:p>sim</text:p>
          </table:table-cell>
          <table:table-cell table:style-name="ce132" table:number-columns-repeated="2"/>
          <table:table-cell table:number-columns-repeated="59"/>
        </table:table-row>
        <table:table-row table:style-name="ro2">
          <table:table-cell office:value-type="string" calcext:value-type="string">
            <text:p>Vídeo + raciocínio Lógico</text:p>
          </table:table-cell>
          <table:table-cell table:style-name="ce158" office:value-type="date" office:date-value="2020-05-14" calcext:value-type="date">
            <text:p>14/mai</text:p>
          </table:table-cell>
          <table:table-cell office:value-type="string" calcext:value-type="string">
            <text:p>Vídeo sim</text:p>
          </table:table-cell>
          <table:table-cell table:style-name="ce159" office:value-type="string" calcext:value-type="string">
            <text:p><text:a xlink:href="https://t.sidekickopen80.com/s1t/c/5/f18dQhb0S7lM8dDMPbW2n0x6l2B9nMJN7t5XWPfhMynW2zWKcx5vf_kxW56dB9R2DBBsx102?te=W3R5hFj4cm2zwW3zfPSj3_VrpFW4cKJQF4fdHZSW3_qTlT1LF6DJW4fDXwL3_rjd1W3F7-sw3T1kkyW1L7RpD1GJ2N3W3C7GqD1Q6B2hW1GJ3183_Q_VvW1-XdMq4fN0hlf4hDhrXV3&amp;si" xlink:type="simple">https://t.sidekickopen80.com/s1t/c/5/f18dQhb0S7lM8dDMPbW2n0x6l2B9nMJN7t5XWPfhMynW2zWKcx5vf_kxW56dB9R2DBBsx102?te=W3R5hFj4cm2zwW3zfPSj3_VrpFW4cKJQF4fdHZSW3_qTlT1LF6DJW4fDXwL3_rjd1W3F7-sw3T1kkyW1L7RpD1GJ2N3W3C7GqD1Q6B2hW1GJ3183_Q_VvW1-XdMq4fN0hlf4hDhrXV3&amp;si=8000000002606941&amp;pi=4dc179d0-1bfe-4e90-a8b1-5187e117e30c</text:a></text:p>
          </table:table-cell>
          <table:table-cell table:style-name="ce132" office:value-type="string" calcext:value-type="string">
            <text:p>Vídeo: https://youtu.be/sK8H3YueQk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trevista final</text:p>
          </table:table-cell>
          <table:table-cell table:style-name="ce158" office:value-type="date" office:date-value="2020-05-29" calcext:value-type="date">
            <text:p>29/mai</text:p>
          </table:table-cell>
          <table:table-cell/>
          <table:table-cell table:style-name="ce13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Pré matrícula</text:p>
          </table:table-cell>
          <table:table-cell table:style-name="ce158" office:value-type="date" office:date-value="2020-06-05" calcext:value-type="date">
            <text:p>5/jun</text:p>
          </table:table-cell>
          <table:table-cell/>
          <table:table-cell table:style-name="ce13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Matrícula</text:p>
          </table:table-cell>
          <table:table-cell table:style-name="ce158" office:value-type="date" office:date-value="2020-06-12" calcext:value-type="date">
            <text:p>12/jun</text:p>
          </table:table-cell>
          <table:table-cell/>
          <table:table-cell table:style-name="ce13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início das aulas</text:p>
          </table:table-cell>
          <table:table-cell table:style-name="ce158" office:value-type="date" office:date-value="2020-06-22" calcext:value-type="date">
            <text:p>22/jun</text:p>
          </table:table-cell>
          <table:table-cell/>
          <table:table-cell table:style-name="ce132" table:number-columns-repeated="2"/>
          <table:table-cell table:number-columns-repeated="59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ybe Talks" table:style-name="ta2">
        <office:forms form:automatic-focus="false" form:apply-design-mode="false"/>
        <table:table-column table:style-name="co6" table:number-columns-repeated="16" table:default-cell-style-name="ce126"/>
        <table:table-column table:style-name="co7" table:default-cell-style-name="ce336"/>
        <table:table-column table:style-name="co8" table:default-cell-style-name="ce336"/>
        <table:table-column table:style-name="co9" table:default-cell-style-name="ce336"/>
        <table:table-column table:style-name="co10" table:default-cell-style-name="ce336"/>
        <table:table-column table:style-name="co11" table:default-cell-style-name="ce336"/>
        <table:table-column table:style-name="co12" table:default-cell-style-name="ce126"/>
        <table:table-column table:style-name="co13" table:number-columns-repeated="42" table:default-cell-style-name="ce336"/>
        <table:table-row table:style-name="ro3">
          <table:table-cell table:style-name="ce7" office:value-type="string" calcext:value-type="string" table:number-columns-spanned="16" table:number-rows-spanned="1">
            <text:p>Trybe Talks</text:p>
          </table:table-cell>
          <table:covered-table-cell table:number-columns-repeated="15" table:style-name="ce7"/>
          <table:table-cell/>
          <table:table-cell table:style-name="ce339" office:value-type="string" calcext:value-type="string">
            <text:p>Dica</text:p>
          </table:table-cell>
          <table:table-cell table:style-name="ce339" office:value-type="string" calcext:value-type="string">
            <text:p>Fonte</text:p>
          </table:table-cell>
          <table:table-cell table:style-name="ce339" office:value-type="string" calcext:value-type="string">
            <text:p>Exemplo</text:p>
          </table:table-cell>
          <table:table-cell/>
          <table:table-cell table:style-name="ce342" office:value-type="string" calcext:value-type="string">
            <text:p>Perguntas TEMPLATE</text:p>
          </table:table-cell>
          <table:table-cell table:number-columns-repeated="42"/>
        </table:table-row>
        <table:table-row table:style-name="ro4">
          <table:table-cell table:style-name="ce8" office:value-type="string" calcext:value-type="string">
            <text:p>Palestrante</text:p>
          </table:table-cell>
          <table:table-cell table:style-name="ce8" office:value-type="string" calcext:value-type="string">
            <text:p>Empresa</text:p>
          </table:table-cell>
          <table:table-cell table:style-name="ce8" office:value-type="string" calcext:value-type="string">
            <text:p>E-mail</text:p>
          </table:table-cell>
          <table:table-cell table:style-name="ce8" office:value-type="string" calcext:value-type="string">
            <text:p>Linkedin</text:p>
          </table:table-cell>
          <table:table-cell table:style-name="ce8" office:value-type="string" calcext:value-type="string">
            <text:p>Site empresa</text:p>
          </table:table-cell>
          <table:table-cell table:style-name="ce8" office:value-type="string" calcext:value-type="string">
            <text:p>Telefone</text:p>
          </table:table-cell>
          <table:table-cell table:style-name="ce8" office:value-type="string" calcext:value-type="string">
            <text:p>Modelo de negócio</text:p>
          </table:table-cell>
          <table:table-cell table:style-name="ce8" office:value-type="string" calcext:value-type="string">
            <text:p>Cultura</text:p>
          </table:table-cell>
          <table:table-cell table:style-name="ce8" office:value-type="string" calcext:value-type="string">
            <text:p>OBS</text:p>
          </table:table-cell>
          <table:table-cell table:style-name="ce8" office:value-type="string" calcext:value-type="string">
            <text:p>Obs2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Tpc 1</text:p>
          </table:table-cell>
          <table:table-cell table:style-name="ce8" office:value-type="string" calcext:value-type="string">
            <text:p>Tpc 2</text:p>
          </table:table-cell>
          <table:table-cell table:style-name="ce8" office:value-type="string" calcext:value-type="string">
            <text:p>Tpc 3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?2</text:p>
          </table:table-cell>
          <table:table-cell/>
          <table:table-cell table:style-name="ce340" office:value-type="string" calcext:value-type="string">
            <text:p>Usar verbos no infinito pras var</text:p>
          </table:table-cell>
          <table:table-cell table:style-name="ce340" office:value-type="string" calcext:value-type="string">
            <text:p>pod Programar</text:p>
          </table:table-cell>
          <table:table-cell table:style-name="ce340" office:value-type="string" calcext:value-type="string">
            <text:p>Var calcular</text:p>
          </table:table-cell>
          <table:table-cell/>
          <table:table-cell office:value-type="string" calcext:value-type="string">
            <text:p>Como você descreveria a cultura da empresa em poucas palavras?</text:p>
          </table:table-cell>
          <table:table-cell table:number-columns-repeated="42"/>
        </table:table-row>
        <table:table-row table:style-name="ro5">
          <table:table-cell office:value-type="string" calcext:value-type="string">
            <text:p>Lorena</text:p>
          </table:table-cell>
          <table:table-cell office:value-type="string" calcext:value-type="string">
            <text:p>Méliuz</text:p>
          </table:table-cell>
          <table:table-cell table:number-columns-repeated="8"/>
          <table:table-cell table:style-name="ce344" office:value-type="date" office:date-value="2020-07-07" calcext:value-type="date">
            <text:p>07-jul</text:p>
          </table:table-cell>
          <table:table-cell table:number-columns-repeated="3"/>
          <table:table-cell office:value-type="string" calcext:value-type="string">
            <text:p>É possível nos passar um e-mail seu de contato?</text:p>
            <text:p>L</text:p>
            <text:p>Leandro</text:p>
            <text:p>2:50 PM</text:p>
            <text:p/>
            <text:p>0</text:p>
            <text:p>Como você lê uma pessoa no sentido de discernir arrogância de auto valorização de suas experiências passadas ou conquistas?</text:p>
          </table:table-cell>
          <table:table-cell table:number-columns-repeated="2"/>
          <table:table-cell table:style-name="ce341" office:value-type="string" calcext:value-type="string">
            <text:p>CSS Inline</text:p>
          </table:table-cell>
          <table:table-cell table:style-name="ce341" table:number-columns-repeated="2"/>
          <table:table-cell/>
          <table:table-cell office:value-type="string" calcext:value-type="string">
            <text:p>Quais os valores, missão e visão da empresa?</text:p>
          </table:table-cell>
          <table:table-cell table:number-columns-repeated="42"/>
        </table:table-row>
        <table:table-row table:style-name="ro5">
          <table:table-cell office:value-type="string" calcext:value-type="string">
            <text:p>Eduardo Varela</text:p>
          </table:table-cell>
          <table:table-cell office:value-type="string" calcext:value-type="string">
            <text:p>Code Nation</text:p>
          </table:table-cell>
          <table:table-cell table:number-columns-repeated="8"/>
          <table:table-cell table:style-name="ce344" office:value-type="date" office:date-value="2020-07-08" calcext:value-type="date">
            <text:p>08-jul</text:p>
          </table:table-cell>
          <table:table-cell table:number-columns-repeated="3"/>
          <table:table-cell office:value-type="string" calcext:value-type="string">
            <text:p>Como vai funcionar a parceria?</text:p>
          </table:table-cell>
          <table:table-cell table:number-columns-repeated="2"/>
          <table:table-cell table:style-name="ce341" table:number-columns-repeated="3"/>
          <table:table-cell/>
          <table:table-cell office:value-type="string" calcext:value-type="string">
            <text:p>O que entendem exatamente por FIT CULTURAL? Os valores políticos dos candidatos são levados em conta?</text:p>
          </table:table-cell>
          <table:table-cell table:number-columns-repeated="42"/>
        </table:table-row>
        <table:table-row table:style-name="ro5">
          <table:table-cell office:value-type="string" calcext:value-type="string">
            <text:p>Amanda Rosa</text:p>
          </table:table-cell>
          <table:table-cell office:value-type="string" calcext:value-type="string">
            <text:p>Involves</text:p>
          </table:table-cell>
          <table:table-cell/>
          <table:table-cell office:value-type="string" calcext:value-type="string">
            <text:p>in/amandaribeirorosa</text:p>
          </table:table-cell>
          <table:table-cell table:number-columns-repeated="4"/>
          <table:table-cell office:value-type="string" calcext:value-type="string">
            <text:p>Empresa da area de musica</text:p>
          </table:table-cell>
          <table:table-cell office:value-type="string" calcext:value-type="string">
            <text:p>Livros a ler: Código limpo</text:p>
            <text:p>Code complete </text:p>
          </table:table-cell>
          <table:table-cell table:number-columns-repeated="7"/>
          <table:table-cell table:style-name="ce341" table:number-columns-repeated="3"/>
          <table:table-cell/>
          <table:table-cell office:value-type="string" calcext:value-type="string">
            <text:p>Vocês valorizam muito experiências que o candidato tenha tido em OUTRA ÁREA.. que envolva empreendimento e represente capacidade de perseverança?</text:p>
          </table:table-cell>
          <table:table-cell table:number-columns-repeated="42"/>
        </table:table-row>
        <table:table-row table:style-name="ro5">
          <table:table-cell office:value-type="string" calcext:value-type="string">
            <text:p>Pedro Israel</text:p>
          </table:table-cell>
          <table:table-cell office:value-type="string" calcext:value-type="string">
            <text:p>Melhor Plano</text:p>
          </table:table-cell>
          <table:table-cell table:number-columns-repeated="8"/>
          <table:table-cell table:style-name="ce344" office:value-type="date" office:date-value="2020-09-04" calcext:value-type="date">
            <text:p>04-set</text:p>
          </table:table-cell>
          <table:table-cell table:number-columns-repeated="6"/>
          <table:table-cell table:style-name="ce341" table:number-columns-repeated="3"/>
          <table:table-cell/>
          <table:table-cell office:value-type="string" calcext:value-type="string">
            <text:p>VocÊ conhece alguma plataforma ou aplicativo que proponha exercícios para treinar para entrevistas?</text:p>
          </table:table-cell>
          <table:table-cell table:number-columns-repeated="42"/>
        </table:table-row>
        <table:table-row table:style-name="ro5">
          <table:table-cell office:value-type="string" calcext:value-type="string">
            <text:p>Rafael Mezzomo</text:p>
          </table:table-cell>
          <table:table-cell office:value-type="string" calcext:value-type="string">
            <text:p>Lemon Energia</text:p>
          </table:table-cell>
          <table:table-cell/>
          <table:table-cell table:style-name="ce127" office:value-type="string" calcext:value-type="string">
            <text:p><text:a xlink:href="https://www.linkedin.com/in/rafaelmezzomo/" xlink:type="simple">https://www.linkedin.com/in/rafaelmezzomo/</text:a></text:p>
          </table:table-cell>
          <table:table-cell table:style-name="ce127" office:value-type="string" calcext:value-type="string">
            <text:p><text:a xlink:href="https://www.linkedin.com/company/lemon-energia/" xlink:type="simple">https://www.linkedin.com/company/lemon-energia/</text:a></text:p>
          </table:table-cell>
          <table:table-cell table:number-columns-repeated="3"/>
          <table:table-cell office:value-type="string" calcext:value-type="string">
            <text:p>Empresa massa!!!</text:p>
          </table:table-cell>
          <table:table-cell office:value-type="string" calcext:value-type="string">
            <text:p>JS + Bancos não relacionais + React</text:p>
          </table:table-cell>
          <table:table-cell table:style-name="ce344" office:value-type="date" office:date-value="2020-09-01" calcext:value-type="date">
            <text:p>01-set</text:p>
          </table:table-cell>
          <table:table-cell office:value-type="string" calcext:value-type="string">
            <text:p>código bonito não resolve problemas'</text:p>
          </table:table-cell>
          <table:table-cell office:value-type="string" calcext:value-type="string">
            <text:p>Pontos para contratação: CSS, REACT</text:p>
          </table:table-cell>
          <table:table-cell/>
          <table:table-cell office:value-type="string" calcext:value-type="string">
            <text:p>O que são PO's?</text:p>
          </table:table-cell>
          <table:table-cell table:number-columns-repeated="2"/>
          <table:table-cell table:style-name="ce341" table:number-columns-repeated="3"/>
          <table:table-cell/>
          <table:table-cell office:value-type="string" calcext:value-type="string">
            <text:p>Como é a questao do trabalho remoto para voces?</text:p>
          </table:table-cell>
          <table:table-cell table:number-columns-repeated="42"/>
        </table:table-row>
        <table:table-row table:style-name="ro5">
          <table:table-cell office:value-type="string" calcext:value-type="string">
            <text:p>Martin</text:p>
          </table:table-cell>
          <table:table-cell office:value-type="string" calcext:value-type="string">
            <text:p>Nexflix</text:p>
          </table:table-cell>
          <table:table-cell table:number-columns-repeated="8"/>
          <table:table-cell table:style-name="ce344" office:value-type="date" office:date-value="2020-09-10" calcext:value-type="date">
            <text:p>10-set</text:p>
          </table:table-cell>
          <table:table-cell office:value-type="string" calcext:value-type="string">
            <text:p>Contribuir em projetos Open Source</text:p>
          </table:table-cell>
          <table:table-cell table:number-columns-repeated="5"/>
          <table:table-cell table:style-name="ce341" table:number-columns-repeated="3"/>
          <table:table-cell table:number-columns-repeated="44"/>
        </table:table-row>
        <table:table-row table:style-name="ro5">
          <table:table-cell office:value-type="string" calcext:value-type="string">
            <text:p>Vithória Duarte</text:p>
          </table:table-cell>
          <table:table-cell office:value-type="string" calcext:value-type="string">
            <text:p>AMARO</text:p>
          </table:table-cell>
          <table:table-cell/>
          <table:table-cell table:style-name="ce127" office:value-type="string" calcext:value-type="string">
            <text:p><text:a xlink:href="https://www.linkedin.com/in/vithoriaduarte/" xlink:type="simple">https://www.linkedin.com/in/vithoriaduarte/</text:a></text:p>
          </table:table-cell>
          <table:table-cell table:style-name="ce127" office:value-type="string" calcext:value-type="string">
            <text:p><text:a xlink:href="https://careers.amaro.com/" xlink:type="simple">https://careers.amaro.com/</text:a></text:p>
          </table:table-cell>
          <table:table-cell/>
          <table:table-cell office:value-type="string" calcext:value-type="string">
            <text:p>Venda de roupas B2C</text:p>
          </table:table-cell>
          <table:table-cell table:number-columns-repeated="10"/>
          <table:table-cell table:style-name="ce341" table:number-columns-repeated="3"/>
          <table:table-cell table:number-columns-repeated="44"/>
        </table:table-row>
        <table:table-row table:style-name="ro5">
          <table:table-cell office:value-type="string" calcext:value-type="string">
            <text:p>Nelson Fernandes</text:p>
          </table:table-cell>
          <table:table-cell office:value-type="string" calcext:value-type="string">
            <text:p>Psicólogo</text:p>
          </table:table-cell>
          <table:table-cell/>
          <table:table-cell table:style-name="ce127" office:value-type="string" calcext:value-type="string">
            <text:p><text:a xlink:href="https://www.linkedin.com/in/nelsonfernandesjunior/" xlink:type="simple">https://www.linkedin.com/in/nelsonfernandesjunior/</text:a></text:p>
          </table:table-cell>
          <table:table-cell table:number-columns-repeated="13"/>
          <table:table-cell table:style-name="ce341" table:number-columns-repeated="3"/>
          <table:table-cell table:number-columns-repeated="44"/>
        </table:table-row>
        <table:table-row table:style-name="ro5">
          <table:table-cell office:value-type="string" calcext:value-type="string">
            <text:p>Coruja (T1)</text:p>
            <text:p>Victor Felipe (T1) </text:p>
          </table:table-cell>
          <table:table-cell office:value-type="string" calcext:value-type="string">
            <text:p>Alunos Trybe</text:p>
          </table:table-cell>
          <table:table-cell table:number-columns-repeated="8"/>
          <table:table-cell table:style-name="ce344" office:value-type="date" office:date-value="2020-09-29" calcext:value-type="date">
            <text:p>29-set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Gabriel Grahl</text:p>
          </table:table-cell>
          <table:table-cell office:value-type="string" calcext:value-type="string">
            <text:p>AMBEV</text:p>
          </table:table-cell>
          <table:table-cell/>
          <table:table-cell table:style-name="ce127" office:value-type="string" calcext:value-type="string">
            <text:p><text:a xlink:href="https://www.linkedin.com/in/gabriel-grahl-7254338a/" xlink:type="simple">https://www.linkedin.com/in/gabriel-grahl-7254338a/</text:a>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Elaine Telles</text:p>
          </table:table-cell>
          <table:table-cell office:value-type="string" calcext:value-type="string">
            <text:p>idWall</text:p>
          </table:table-cell>
          <table:table-cell table:number-columns-repeated="62"/>
        </table:table-row>
        <table:table-row table:style-name="ro5">
          <table:table-cell office:value-type="string" calcext:value-type="string">
            <text:p>Cláudio Lensing</text:p>
          </table:table-cell>
          <table:table-cell office:value-type="string" calcext:value-type="string">
            <text:p>Trybe</text:p>
          </table:table-cell>
          <table:table-cell table:number-columns-repeated="62"/>
        </table:table-row>
        <table:table-row table:style-name="ro5" table:number-rows-repeated="16">
          <table:table-cell table:number-columns-repeated="64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ela16" table:target-range-address="'Incrição Trybe - Etapas'.A1:'Incrição Trybe - Etapas'.E8" table:display-filter-buttons="true" table:orientation="column"/>
        <table:database-range table:name="Table27" table:target-range-address="'Trybe Talks'.A2:'Trybe Talks'.H30" table:display-filter-buttons="true" table:orientation="column"/>
        <table:database-range table:name="Table29" table:target-range-address="'Trybe Talks'.K2:'Trybe Talks'.N30" table:display-filter-buttons="true" table:orientation="column"/>
        <table:database-range table:name="Table31" table:target-range-address="'Trybe Talks'.O2:'Trybe Talks'.P30" table:display-filter-buttons="true" table:orientation="column"/>
        <table:database-range table:name="Table37" table:target-range-address="'Trybe Talks'.V2:'Trybe Talks'.V10" table:contains-header="false" table:orientation="column"/>
        <table:database-range table:name="Table45" table:target-range-address="'Trybe Talks'.I2:'Trybe Talks'.J3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" svg:font-family="'DejaVu Sans'"/>
    <style:font-face style:name="Monaco" svg:font-family="Monaco"/>
    <style:font-face style:name="Slack-Lato" svg:font-family="Slack-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6">
      <number:hours/>
      <number:text>:</number:text>
      <number:minutes number:style="long"/>
    </number:time-style>
    <number:date-style style:name="N147">
      <number:day number:style="long"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24:49.8755454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cursos_20_adicionais" style:display-name="PageStyle_Recursos adicion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bliografia" style:display-name="PageStyle_Bibliograf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crição_20_Trybe_20_-_20_Etapas" style:display-name="PageStyle_Incrição Trybe - Etap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ckatons" style:display-name="PageStyle_Hackat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ceitos" style:display-name="PageStyle_Concei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rramentas" style:display-name="PageStyle_Ferramen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bliotecas_20_e_20_frameword" style:display-name="PageStyle_Bibliotecas e framew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talhos" style:display-name="PageStyle_Atalh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ft_20_Skills" style:display-name="PageStyle_Soft Skil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jetos" style:display-name="PageStyle_Proje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curar_20_emprego" style:display-name="PageStyle_Procurar empreg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flow_20_-_20_proj._20_Grupo" style:display-name="PageStyle_Workflow - proj. Gru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ybe_20_Talks" style:display-name="PageStyle_Trybe Tal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mento_20_carreira" style:display-name="PageStyle_Momento carreir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t_20_up" style:display-name="PageStyle_Set 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nco_20_de_20_dúvidas" style:display-name="PageStyle_Banco de dúvid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book" style:display-name="PageStyle_Noteboo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14T00:19:00</meta:creation-date>
    <meta:initial-creator>Leandro</meta:initial-creator>
    <dc:language>pt-BR</dc:language>
    <dc:date>2021-04-06T15:08:22.362257705</dc:date>
    <meta:editing-cycles>61</meta:editing-cycles>
    <meta:editing-duration>P1DT11H39M26S</meta:editing-duration>
    <meta:generator>LibreOffice/6.4.6.2$Linux_X86_64 LibreOffice_project/40$Build-2</meta:generator>
    <meta:document-statistic meta:table-count="2" meta:cell-count="1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